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4.598cm" fo:margin-left="1.896cm" fo:margin-right="0.016cm" table:align="margins" style:writing-mode="lr-tb"/>
    </style:style>
    <style:style style:name="Table1.A" style:family="table-column">
      <style:table-column-properties style:column-width="6.653cm" style:rel-column-width="29869*"/>
    </style:style>
    <style:style style:name="Table1.B" style:family="table-column">
      <style:table-column-properties style:column-width="7.945cm" style:rel-column-width="35666*"/>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35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CellBody">
      <style:paragraph-properties fo:margin-left="0.212cm" fo:margin-right="0.212cm" fo:margin-top="0.212cm" fo:margin-bottom="0.141cm" fo:orphans="2" fo:widows="2" fo:text-indent="0cm" style:auto-text-indent="false"/>
      <style:text-properties style:font-name="Courier New1" fo:font-size="8pt" style:font-size-asian="8pt" style:font-size-complex="8pt"/>
    </style:style>
    <style:style style:name="P5" style:family="paragraph" style:parent-style-name="body">
      <style:paragraph-properties fo:orphans="2" fo:widows="2"/>
    </style:style>
    <style:style style:name="P6" style:family="paragraph" style:parent-style-name="body">
      <style:paragraph-properties fo:text-align="start" style:justify-single-word="false"/>
    </style:style>
    <style:style style:name="P7" style:family="paragraph" style:parent-style-name="body">
      <style:paragraph-properties fo:text-align="start" style:justify-single-word="false" fo:orphans="2" fo:widows="2"/>
    </style:style>
    <style:style style:name="P8" style:family="paragraph" style:parent-style-name="body">
      <style:paragraph-properties fo:text-align="start" style:justify-single-word="false" fo:orphans="2" fo:widows="2"/>
      <style:text-properties style:font-name="Courier New1" fo:font-size="9pt" style:font-size-asian="9pt" style:font-size-complex="9pt"/>
    </style:style>
    <style:style style:name="P9" style:family="paragraph" style:parent-style-name="bullet">
      <style:paragraph-properties fo:margin-top="0cm" fo:margin-bottom="0.176cm" fo:orphans="2" fo:widows="2"/>
    </style:style>
    <style:style style:name="P10" style:family="paragraph" style:parent-style-name="TableTitle" style:master-page-name="">
      <style:paragraph-properties fo:orphans="2" fo:widows="2" style:page-number="auto" fo:keep-with-next="always"/>
    </style:style>
    <style:style style:name="P11" style:family="paragraph" style:parent-style-name="Appendix_20_Heading_20_2">
      <style:paragraph-properties fo:margin-left="0cm" fo:margin-right="0cm" fo:orphans="2" fo:widows="2" fo:text-indent="0cm" style:auto-text-indent="false"/>
    </style:style>
    <style:style style:name="P12" style:family="paragraph" style:parent-style-name="Heading1_20_Without_20_Numbering" style:master-page-name="Appendix">
      <style:paragraph-properties style:page-number="auto"/>
    </style:style>
    <style:style style:name="P13" style:family="paragraph" style:parent-style-name="body">
      <style:paragraph-properties fo:text-align="start" style:justify-single-word="false" fo:orphans="2" fo:widows="2"/>
      <style:text-properties style:font-name="Courier New1" fo:font-size="9pt" style:font-size-asian="9pt" style:font-size-complex="9pt"/>
    </style:style>
    <style:style style:name="P14" style:family="paragraph" style:parent-style-name="body">
      <style:paragraph-properties fo:text-align="start" style:justify-single-word="false"/>
    </style:style>
    <style:style style:name="P15"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9pt" style:font-size-asian="9pt" style:font-name-complex="Courier New3"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T6" style:family="text">
      <style:text-properties style:use-window-font-color="true" style:font-name="Times New Roman" fo:font-size="11.5pt" fo:font-weight="bold" style:font-size-asian="11.5pt" style:font-weight-asian="bold" style:font-size-complex="11.5pt" style:font-weight-complex="bold"/>
    </style:style>
    <style:style style:name="T7" style:family="text">
      <style:text-properties style:font-name="Courier New1"/>
    </style:style>
    <style:style style:name="T8" style:family="text">
      <style:text-properties style:font-name="Courier New1" fo:font-size="9pt" style:font-size-asian="9pt" style:font-size-complex="9pt"/>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69666944" text:id="ct105553169666944">
          <text:insertion>
            <office:change-info>
              <dc:creator>Michael Bouschen</dc:creator>
              <dc:date>2022-04-15T21:20:00</dc:date>
            </office:change-info>
          </text:insertion>
        </text:changed-region>
        <text:changed-region xml:id="ct105553169715520" text:id="ct105553169715520">
          <text:insertion>
            <office:change-info>
              <dc:creator>Michael Bouschen</dc:creator>
              <dc:date>2022-04-15T21:21:00</dc:date>
            </office:change-info>
          </text:insertion>
        </text:changed-region>
        <text:changed-region xml:id="ct105553169716672" text:id="ct105553169716672">
          <text:insertion>
            <office:change-info>
              <dc:creator>Michael Bouschen</dc:creator>
              <dc:date>2022-04-15T2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16.509cm" svg:height="0.343cm" svg:x="-6.033cm" svg:y="0cm">
        <draw:image xlink:href="Pictures/20000007000025F9000000C9F0140E06.wmf" xlink:type="simple" xlink:show="embed" xlink:actuate="onLoad">
          <text:p/>
        </draw:image>
      </draw:frame>
      <draw:frame text:anchor-type="page" text:anchor-page-number="1" draw:z-index="1" draw:name="Picture 67"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2" draw:name="Picture 68"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3" draw:name="Picture 69"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4" draw:name="Picture 70"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5" draw:name="Picture 71"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6" draw:name="Picture 72"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7" draw:name="Picture 73"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8" draw:name="Picture 74"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9" draw:name="Picture 75"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10" draw:name="Picture 76"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11" draw:name="Picture 77"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12" draw:name="Picture 78" draw:style-name="gr2" draw:text-style-name="P15" svg:width="7.09cm" svg:height="0.343cm" svg:x="-6.033cm" svg:y="0cm">
        <draw:image xlink:href="Pictures/2000000700000FB5000000C94FDA4EAC.wmf" xlink:type="simple" xlink:show="embed" xlink:actuate="onLoad">
          <text:p/>
        </draw:image>
      </draw:frame>
      <draw:frame text:anchor-type="page" text:anchor-page-number="1" draw:z-index="13" draw:name="Picture 79" draw:style-name="gr2" draw:text-style-name="P15" svg:width="7.09cm" svg:height="0.343cm" svg:x="-6.033cm" svg:y="0cm">
        <draw:image xlink:href="Pictures/2000000700000FB5000000C94FDA4EAC.wmf" xlink:type="simple" xlink:show="embed" xlink:actuate="onLoad">
          <text:p/>
        </draw:image>
      </draw:frame>
      <text:list xml:id="list5377901664635329834" text:style-name="Appendix_20_Numbering">
        <text:list-item>
          <text:p text:style-name="P12"><text:s/>Revision History</text:p>
        </text:list-item>
      </text:list>
      <text:p text:style-name="P5">This appendix outlines the significant changes during the evolution of the specification.</text:p>
      <text:list xml:id="list2114675420" text:continue-numbering="true" text:style-name="Appendix_20_Numbering">
        <text:list-item>
          <text:list>
            <text:list-item>
              <text:h text:style-name="Appendix_20_Heading_20_2" text:outline-level="2">Changes since Draft 0.1</text:h>
            </text:list-item>
          </text:list>
        </text:list-item>
      </text:list>
      <text:p text:style-name="P5">Added Appendix for revision history</text:p>
      <text:p text:style-name="P5">Added Appendix for design decisions not taken</text:p>
      <text:list xml:id="list1890925075" text:continue-numbering="true" text:style-name="Appendix_20_Numbering">
        <text:list-item>
          <text:list>
            <text:list-item>
              <text:h text:style-name="Appendix_20_Heading_20_2" text:outline-level="2">Changes since Draft 0.2</text:h>
            </text:list-item>
          </text:list>
        </text:list-item>
      </text:list>
      <text:p text:style-name="P5">Changed the description for the persistent state (cached non-transactional values)</text:p>
      <text:p text:style-name="P5">Added JDO instance state transition diagram and descriptions of state transitions.</text:p>
      <text:p text:style-name="P5">Enhanced description of non-datastore JDO identity.</text:p>
      <text:p text:style-name="P5">Added persistent-new-dirty and persistent-new-clean states to the life cycle.</text:p>
      <text:p text:style-name="P5">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5">Added <text:span text:style-name="T2">jdoCopy</text:span> to the <text:span text:style-name="T2">PersistenceCapable</text:span> interface.</text:p>
      <text:p text:style-name="P5">Added <text:span text:style-name="T2">Query</text:span> interface.</text:p>
      <text:list xml:id="list1562742557" text:continue-numbering="true" text:style-name="Appendix_20_Numbering">
        <text:list-item>
          <text:list>
            <text:list-item>
              <text:h text:style-name="Appendix_20_Heading_20_2" text:outline-level="2">Changes since Draft 0.3</text:h>
            </text:list-item>
          </text:list>
        </text:list-item>
      </text:list>
      <text:p text:style-name="P5">Changed <text:span text:style-name="T2">Query</text:span> signatures for <text:span text:style-name="T2">setVars</text:span> and <text:span text:style-name="T2">setParams</text:span>.</text:p>
      <text:p text:style-name="P5">Changed all “<text:span text:style-name="T2">set</text:span>” <text:span text:style-name="T2">Query</text:span> signatures to return <text:span text:style-name="T2">void</text:span> instead of “<text:span text:style-name="T2">Query</text:span>”.</text:p>
      <text:p text:style-name="P5">Added description of key (JDO identity) change semantics.</text:p>
      <text:p text:style-name="P5">Added life cycle description for <text:span text:style-name="T2">deletePersistent</text:span>, a new interrogatory <text:span text:style-name="T2">jdoIsDeleted</text:span>, and two new states persistent-new-deleted and persistent-deleted.</text:p>
      <text:p text:style-name="P5">Added Chapter 6 Persistent Object Model, which specifies the field types for persistent fields, including the required <text:span text:style-name="T2">Collection</text:span> types.</text:p>
      <text:p text:style-name="P5">Added descriptions of enhancement to Chapter 13 JDO Enhancer, including serialization, cloning, and reflection.</text:p>
      <text:p text:style-name="P7">Added multiple object versions of <text:span text:style-name="T2">makePersistent</text:span>, <text:span text:style-name="T2">makeTransactional</text:span>, <text:span text:style-name="T2">makeNontransactional</text:span>.</text:p>
      <text:list xml:id="list537168027" text:continue-numbering="true" text:style-name="Appendix_20_Numbering">
        <text:list-item>
          <text:list>
            <text:list-item>
              <text:h text:style-name="Appendix_20_Heading_20_2" text:outline-level="2">Changes since Draft 0.4</text:h>
              <text:list>
                <text:list-item>
                  <text:h text:style-name="Appendix_20_Heading_20_3" text:outline-level="3">PersistenceManager</text:h>
                </text:list-item>
              </text:list>
            </text:list-item>
          </text:list>
        </text:list-item>
      </text:list>
      <text:p text:style-name="P5">Removed flush and postCompletion from the API.</text:p>
      <text:p text:style-name="P5">Changed refresh to indicate it is effective only in optimistic transactions.</text:p>
      <text:p text:style-name="P5">Removed getFlags and setFlags, substituting getXXX and setXXX for all options.</text:p>
      <text:p text:style-name="P5">Added getProperties, which returns VendorName, VersionNumber, etc.</text:p>
      <text:p text:style-name="P5">Added get/setUserObject, which allow a user-specified object to be remembered by the PersistenceManager.</text:p>
      <text:p text:style-name="P5"><text:soft-page-break/>Required the implementation to support PersistenceManagerFactory and specified the interface for it.</text:p>
      <text:p text:style-name="P5">Associated the concept of Extent with makePersistent and deletePersistent. Only classes with a managed Extent can be parameters of these methods.</text:p>
      <text:p text:style-name="P5">Added getObjectIdClass to allow the application to get the ObjectId class for a class.</text:p>
      <text:list xml:id="list1557276786" text:continue-numbering="true" text:style-name="Appendix_20_Numbering">
        <text:list-item>
          <text:list>
            <text:list-item>
              <text:list>
                <text:list-item>
                  <text:h text:style-name="Appendix_20_Heading_20_3" text:outline-level="3">Query</text:h>
                </text:list-item>
              </text:list>
            </text:list-item>
          </text:list>
        </text:list-item>
      </text:list>
      <text:p text:style-name="P5">Added newQuery (Class cls, String filter).</text:p>
      <text:p text:style-name="P5">Changed signature of compile to return void. This is not required to do anything but validate query elements.</text:p>
      <text:p text:style-name="P5">Made the Query implementation class serializable. A serialized and restored query instance can be bound to a PersistenceManager by newQuery (Object).</text:p>
      <text:p text:style-name="P5">Removed execute methods with four, five, and six parameters.</text:p>
      <text:p text:style-name="P5">Allowed Date comparisons for equality and range queries.</text:p>
      <text:p text:style-name="P5">Allowed String comparisons for equality and range queries.</text:p>
      <text:p text:style-name="P5">Added “this” as a valid keyword in filters.</text:p>
      <text:p text:style-name="P5">Added a query option to indicate faster queries that don’t execute the filter on cached instances.</text:p>
      <text:p text:style-name="P5">Clarified that portable applications require all variables to be scoped by a contains clause.</text:p>
      <text:p text:style-name="P5">Defined that variables not scoped by a contains clause are scoped by the Extent of the class.</text:p>
      <text:list xml:id="list1015751651"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5">Changed the name of “Tracked SCO” to “SCO”.</text:p>
      <text:p text:style-name="P5">Required a transaction to be in effect to execute makePersistent and deletePersistent.</text:p>
      <text:p text:style-name="P5">Allowed an implementation to treat all reference types as First Class Objects.</text:p>
      <text:p text:style-name="P5">Sharing of SCOs is permitted but the semantics are not guaranteed to be portable.</text:p>
      <text:list xml:id="list638503692"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5">Removed state persistent-new-clean and changed the name of persistent-new-dirty to persistent-new.</text:p>
      <text:p text:style-name="P5">Updated life cycle state diagram to simplify state transition descriptions.</text:p>
      <text:p text:style-name="P5">Added section describing optimistic transaction state changes.</text:p>
      <text:list xml:id="list1751266370" text:continue-numbering="true" text:style-name="Appendix_20_Numbering">
        <text:list-item>
          <text:list>
            <text:list-item>
              <text:list>
                <text:list-item>
                  <text:h text:style-name="Appendix_20_Heading_20_3" text:outline-level="3">PersistenceCapable</text:h>
                </text:list-item>
              </text:list>
            </text:list-item>
          </text:list>
        </text:list-item>
      </text:list>
      <text:p text:style-name="P5">Removed methods <text:span text:style-name="T2">jdoIsReadReady</text:span> and <text:span text:style-name="T2">jdoIsWriteReady</text:span>. None of the application’s business, these.</text:p>
      <text:p text:style-name="P5">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5">Added <text:span text:style-name="T2">jdoGetPersistenceManager</text:span>, <text:span text:style-name="T2">jdoGetObjectId</text:span>, and <text:span text:style-name="T2">jdoMakeDirty</text:span>.</text:p>
      <text:list xml:id="list1518513793" text:continue-numbering="true" text:style-name="Appendix_20_Numbering">
        <text:list-item>
          <text:list>
            <text:list-item>
              <text:list>
                <text:list-item>
                  <text:h text:style-name="Appendix_20_Heading_20_3" text:outline-level="3"><text:soft-page-break/>Changes since Draft 0.5</text:h>
                </text:list-item>
              </text:list>
            </text:list-item>
          </text:list>
        </text:list-item>
      </text:list>
      <text:p text:style-name="P5">Clarified NontransactionalRead, Optimistic, and RetainValues flag dependencies.</text:p>
      <text:p text:style-name="P5">Added a table and diagrams of life cycle transitions.</text:p>
      <text:p text:style-name="P5">Changed datastore ObjectId to allow primitive wrapper classes to be used.</text:p>
      <text:p text:style-name="P5">Added failed object array and methods to JDOException, JDOCanRetryException, JDODataStoreException, and JDOUserException.</text:p>
      <text:p text:style-name="P5">Added a Chapter on Application Portability Guidelines.</text:p>
      <text:p text:style-name="P5">Added a Chapter on XML Metadata.</text:p>
      <text:p text:style-name="P5">Added two collection factories to PersistenceManager.</text:p>
      <text:p text:style-name="P5">Added connection factory to PersistenceManagerFactory.</text:p>
      <text:list xml:id="list213673341" text:continue-numbering="true" text:style-name="Appendix_20_Numbering">
        <text:list-item>
          <text:list>
            <text:list-item>
              <text:h text:style-name="Appendix_20_Heading_20_2" text:outline-level="2">Changes since Draft 0.6 (Participant Review Draft)</text:h>
            </text:list-item>
          </text:list>
        </text:list-item>
      </text:list>
      <text:p text:style-name="P5">Updated life cycle table to match transition descriptions for persistent-nontransactional instances. Clarified that all data accessed while a datastore transaction is in progress will be transactional.</text:p>
      <text:p text:style-name="P5">Added a discussion on inheritance issues for persistence capable classes.</text:p>
      <text:p text:style-name="P5">Added class JDOHelper with static methods to avoid calling JDO specific methods on PersistenceCapable classes.</text:p>
      <text:p text:style-name="P5">Added a discussion on using the life cycle methods of PersistenceManager to clarify that the correct method must be called if an instance that implements a Collection interface is to be a parameter.</text:p>
      <text:p text:style-name="P5">Query use of operator = was extended to include pre- and post-increment and -decrement operators.</text:p>
      <text:p text:style-name="P5">Query variables need not be unique; if they need to be unique, then uniqueness can be specified with an additional query term.</text:p>
      <text:p text:style-name="P5">Query examples were clarified as to their intent.</text:p>
      <text:p text:style-name="P5">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5">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5">Transactional non-persistent fields were added. These fields have their values saved and restored during rollback transitions along with persistent fields.</text:p>
      <text:p text:style-name="P5">More details were added on use of JDO in the EJB environment.</text:p>
      <text:list xml:id="list2010683388" text:continue-numbering="true" text:style-name="Appendix_20_Numbering">
        <text:list-item>
          <text:list>
            <text:list-item>
              <text:h text:style-name="Appendix_20_Heading_20_2" text:outline-level="2">Changes since Draft 0.7</text:h>
            </text:list-item>
          </text:list>
        </text:list-item>
      </text:list>
      <text:p text:style-name="P5">Binary compatibility table was added to 2.1.1.</text:p>
      <text:p text:style-name="P5">Optional features were added to Portability Guidelines.</text:p>
      <text:p text:style-name="P5"><text:soft-page-break/>Section 5.5.2 was clarified to require that the JDO identity instance can be obtained immediately after the transition from transient to persistent-new.</text:p>
      <text:p text:style-name="P5">The treatment of marking fields dirty for hidden fields was changed.</text:p>
      <text:p text:style-name="P5">A table of arithmetic operators was added to the Query section.</text:p>
      <text:list xml:id="list2148531909" text:continue-numbering="true" text:style-name="Appendix_20_Numbering">
        <text:list-item>
          <text:list>
            <text:list-item>
              <text:h text:style-name="Appendix_20_Heading_20_2" text:outline-level="2">Changes since Draft 0.8</text:h>
            </text:list-item>
          </text:list>
        </text:list-item>
      </text:list>
      <text:p text:style-name="P5">Query filter defaults to “true” if not specified.</text:p>
      <text:p text:style-name="P5">Added java.lang.BigInteger, java.lang.BigDecimal to object model.</text:p>
      <text:p text:style-name="P5">Added cast operator (class) to query filter syntax.</text:p>
      <text:p text:style-name="P5">Added bitwise invert operator to query filter syntax.</text:p>
      <text:p text:style-name="P5">Added unary + to query filter syntax.</text:p>
      <text:p text:style-name="P5">Added parentheses to query filter syntax.</text:p>
      <text:p text:style-name="P5">Added String methods beginsWith and endsWith to query filter syntax.</text:p>
      <text:p text:style-name="P5">Added chapter for StateManager interface.</text:p>
      <text:p text:style-name="P5">Rewrote entire chapter on Reference Enhancer.</text:p>
      <text:p text:style-name="P5">Updated PersistenceCapable interface to match Reference Enhancer.</text:p>
      <text:p text:style-name="P5">Removed PersistenceManager.setObjectId.</text:p>
      <text:p text:style-name="P5">Updated XML to conform to xml4j DOM and Apache/Xerces verifying parsers.</text:p>
      <text:p text:style-name="P5">Added second-class XML attribute to field element.</text:p>
      <text:p text:style-name="P5">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5">Changed the description of life cycle states and enhancer to indicate that primary key field access is always permitted, regardless of the life cycle state.</text:p>
      <text:p text:style-name="P5">Added Extent chapter. The Extent interface was defined to be the result type of PersistenceManager.getExtent. The interface does not have the methods of Collection, so it can be used only for iteration or for specifying the candidate instances for Query.</text:p>
      <text:p text:style-name="P5">Fields in an inherited class may not be managed by a persistence capable class. It is a future objective to allow a class to manage the state of inherited fields if it directly derives from a non-persistence capable class.</text:p>
      <text:p text:style-name="P5">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5">Added JDOPermission class to allow security management to enable jdo implementations without requiring ReflectPermission, which is too permissive.</text:p>
      <text:list xml:id="list1833769243" text:continue-numbering="true" text:style-name="Appendix_20_Numbering">
        <text:list-item>
          <text:list>
            <text:list-item>
              <text:h text:style-name="Appendix_20_Heading_20_2" text:outline-level="2">Changes since Draft 0.9</text:h>
            </text:list-item>
          </text:list>
        </text:list-item>
      </text:list>
      <text:p text:style-name="P5">Updated XML Metadata </text:p>
      <text:p text:style-name="P9">•<text:tab/>Added xml version number</text:p>
      <text:p text:style-name="P9"><text:soft-page-break/>•<text:tab/>Changed definition of class element to allow multiple field, vendor elements</text:p>
      <text:p text:style-name="P9">•<text:tab/>Added jdo element, which contains multiple package elements</text:p>
      <text:p text:style-name="P9">•<text:tab/>Added key-type to field element for Map types.</text:p>
      <text:p text:style-name="P9">•<text:tab/>Changed key-type in class element to identity-type</text:p>
      <text:p text:style-name="P9">•<text:tab/>Changed key-class in class element to objectid-class</text:p>
      <text:p text:style-name="P9">•<text:tab/>Added inverse to field element for managed relationships</text:p>
      <text:p text:style-name="P9">•<text:tab/>Added has-extent to class element</text:p>
      <text:p text:style-name="P5">Fixed missing “static” in generated jdoInheritedFieldCount.</text:p>
      <text:p text:style-name="P5">Fixed jdoGetXXX/jdoSetXXX in enhanced code for non-dfg fields. Transient instances would have thrown null pointer exception. </text:p>
      <text:p text:style-name="P5">Fixed missing generated method in PersistenceCapable: PersistenceCapable jdoNewInstance(StateManager sm)</text:p>
      <text:p text:style-name="P5">Fixed the reference to the Connector Architecture in Appendix A.</text:p>
      <text:p text:style-name="P5">Updated ordering to include expressions and restrict the types of ordering expressions to primitives except boolean, wrappers except Boolean, BigDecimal, BigInteger, and Date.</text:p>
      <text:p text:style-name="P5">Removed bitwise AND, OR, and XOR from query operators.</text:p>
      <text:p text:style-name="P5">Changed signatures of PersistenceManager methods getObjectById and getTransactionalInstance to include a boolean flag indicating whether to validate that the instance exists in the datastore.</text:p>
      <text:p text:style-name="P5">Clarified that getObjectId returns the identity as of the beginning of the transaction, in case the identity is being modified in the transaction.</text:p>
      <text:list xml:id="list869864342" text:continue-numbering="true" text:style-name="Appendix_20_Numbering">
        <text:list-item>
          <text:list>
            <text:list-item>
              <text:h text:style-name="Appendix_20_Heading_20_2" text:outline-level="2">Changes since draft 0.91</text:h>
            </text:list-item>
          </text:list>
        </text:list-item>
      </text:list>
      <text:p text:style-name="P5">Changed xml has-extent to requires-extent</text:p>
      <text:p text:style-name="P5">Corrected the signature of replacingIntField in StateManager.</text:p>
      <text:p text:style-name="P5">Corrected the example code generated for PersistenceCapable jdoReplaceField.</text:p>
      <text:p text:style-name="P5">Corrected the name of the verify parameter to validate in the signature of getObjectById.</text:p>
      <text:p text:style-name="P5">Removed getTransactionalInstance in favor of overloading the meaning of getObjectById.</text:p>
      <text:p text:style-name="P5">Changed the requirement to expose the hollow state to the application. A JDO implementation might perform a state transition of a hollow instance as if the application had read a field.</text:p>
      <text:p text:style-name="P5">Changed inheritance rules to allow non-persistence-capable classes to have persistence-capable superclasses and subclasses.</text:p>
      <text:p text:style-name="P5">Corrected the description of the field name in the markDirty method so an unqualified name refers to the field in the most-derived class.</text:p>
      <text:p text:style-name="P5">Corrected the signature of the newInstance method in JDOHelper to return Object.</text:p>
      <text:p text:style-name="P5">Updated the instance callback description to include the rationale and environment for callbacks.</text:p>
      <text:p text:style-name="P5">Updated makePersistent and deletePersistent to remove the restriction that the class of the instances must have an Extent.</text:p>
      <text:p text:style-name="P5"><text:soft-page-break/>The behavior of failing instances in the life cycle methods was clarified to specify that all instances will be attempted, and all failing instances will be included in the exception.</text:p>
      <text:p text:style-name="P5">The newCollectionInstance was modified to include an initialContents parameter.</text:p>
      <text:p text:style-name="P5">A new method newMapInstance was created to allow construction of a second class map instance.</text:p>
      <text:p text:style-name="P5">Optimistic transaction management was clarified to specify that instances accessed during an optimistic transaction are not enlisted in any datastore transaction until commit.</text:p>
      <text:p text:style-name="P5">The ordering specification was modified to include String.</text:p>
      <text:p text:style-name="P5">The isEmpty method was added to the allowed Collection methods in query.</text:p>
      <text:p text:style-name="P5">The treatment of null-valued collection fields was specified to be identical to fields containing empty collections.</text:p>
      <text:p text:style-name="P5">Specified the behavior of the iterator of an Extent if there are deleted or newly persistent instances in the Extent.</text:p>
      <text:p text:style-name="P5">The chapter on EJB has been substantially redone.</text:p>
      <text:p text:style-name="P5">Exceptions were updated as to the contents of the failed object array.</text:p>
      <text:p text:style-name="P5">The meaning of JDOHelper.getObjectId versus PersistenceManager.getObjectId was clarified with regard to change of identity within a transaction.</text:p>
      <text:p text:style-name="P5">Fixed (removed) all references to reference parameter in StateManager.</text:p>
      <text:p text:style-name="P5">Changed interface in PersistenceCapable for creating new instances, registering the PersistenceCapable class with the runtime, and managing minimal “reflective” metadata for the runtime (managed field names and types).</text:p>
      <text:p text:style-name="P5">Added chapters for JDOHelper and JDOImplHelper.</text:p>
      <text:list xml:id="list1136826203" text:continue-numbering="true" text:style-name="Appendix_20_Numbering">
        <text:list-item>
          <text:list>
            <text:list-item>
              <text:h text:style-name="Appendix_20_Heading_20_2" text:outline-level="2">Changes since draft 0.92</text:h>
            </text:list-item>
          </text:list>
        </text:list-item>
      </text:list>
      <text:p text:style-name="P5">PersistenceManager methods that take a collection or array of instances have been changed to include All in their names. </text:p>
      <text:p text:style-name="P5">Text throughout the document has been clarified to refer to the specific exception thrown.</text:p>
      <text:p text:style-name="P5">Corrected sample code generated by the enhancer.</text:p>
      <text:p text:style-name="P5">Added PersistenceManagerFactory methods getPersistenceManager(String userid, String password).</text:p>
      <text:p text:style-name="P5">Static fields for values of jdoFlags were added to the PersistenceCapable interface.</text:p>
      <text:p text:style-name="P5">A new ELEMENT array was added to the XML metadata to specify for array types whether the elements are embedded or not.</text:p>
      <text:p text:style-name="P5">Clarified the possible treatment of jdoFlags by the StateManager, and the handling of isLoaded.</text:p>
      <text:p text:style-name="P5">Added methods PersistenceManager.getTransactionalObjectId, PersistenceCapable.jdoGetTransactionalObjectId, and JDOHelper.getTransactionalObjectId to cover the case of changing primary key in a transaction.</text:p>
      <text:p text:style-name="P5">Changed the requirement for a compliant implementation to support all Collection types. The behavior of all Collection types is specified, but only Collection, Set, and HashSet are required.</text:p>
      <text:p text:style-name="P5">Clarified the semantics of getObjectId with the validate flag set to true when the instance is in the cache, for the cases of transactional v. nontransactional instances.</text:p>
      <text:p text:style-name="P5"><text:soft-page-break/>Changed failedObjectArray to failedObject, and nestedException to nestedExceptionArray in JDOException.</text:p>
      <text:list xml:id="list1871485447" text:continue-numbering="true" text:style-name="Appendix_20_Numbering">
        <text:list-item>
          <text:list>
            <text:list-item>
              <text:h text:style-name="Appendix_20_Heading_20_2" text:outline-level="2">Changes since draft 0.93</text:h>
            </text:list-item>
          </text:list>
        </text:list-item>
      </text:list>
      <text:p text:style-name="P5">Removed the requirement for application identity key classes to implement equals for all object types that include the correct name and type fields.</text:p>
      <text:p text:style-name="P5">Changed the state transition of persistent-deleted to be unchanged by refresh.</text:p>
      <text:p text:style-name="P5">Added a generated constructor jdoNewObjectIdInstance to facilitate key class handling.</text:p>
      <text:p text:style-name="P5">Added a generated constructor jdoNewInstance (StateManager sm, Object oid) to facilitate key class handling.</text:p>
      <text:p text:style-name="P5">Added generated jdoCopyKeyFieldsToObjectId methods to facilitate key class handling.</text:p>
      <text:p text:style-name="P5">Added nested interface ObjectIdFieldManager to facilitate key class handling.</text:p>
      <text:p text:style-name="P5">Added PersistenceManagerFactory properties ConnectionFactory2 and ConnectionFactory2Name for application server optimistic transaction support.</text:p>
      <text:p text:style-name="P5">Added loadFactor to the newCollectionInstance method.</text:p>
      <text:p text:style-name="P5">Clarified handling of getObjectId, getObjectById, and validate.</text:p>
      <text:p text:style-name="P5">Added methods close(Iterator) and closeAll() to Extent.</text:p>
      <text:p text:style-name="P5">Added methods close (Object queryResult) and closeAll() to Query.</text:p>
      <text:p text:style-name="P5">Updated EJB chapter to clarify life cycle changes.</text:p>
      <text:p text:style-name="P5">Removed inverse from XML metadata.</text:p>
      <text:p text:style-name="P5">Corrected some code examples in reference enhancer.</text:p>
      <text:p text:style-name="P5">Added methods to support different query languages: PersistenceManager.newQuery (String language, Object query) and Set supportedQueryLanguages().</text:p>
      <text:p text:style-name="P5">Added nested extensions, and package extensions to xml.</text:p>
      <text:list xml:id="list1258429105" text:continue-numbering="true" text:style-name="Appendix_20_Numbering">
        <text:list-item>
          <text:list>
            <text:list-item>
              <text:h text:style-name="Appendix_20_Heading_20_2" text:outline-level="2">Changes since draft 0.94</text:h>
            </text:list-item>
          </text:list>
        </text:list-item>
      </text:list>
      <text:p text:style-name="P5">Added PersistenceManager and PersistenceManagerFactory methods to support the Multithreaded property. This property indicates that the application is multithreaded (multiple threads will access instances managed by the PersistenceManager).</text:p>
      <text:p text:style-name="P5">Removed the PersistenceCapable constructor that takes StateManager as an argument. The helper methods newInstance will use the default constructor instead, and will create protected default constructor if none exists.</text:p>
      <text:p text:style-name="P5">Removed jdoVersionUID and replaced it with explicit byte[] jdoFieldFlags and Class jdoPersistenceCapableSuperclass.</text:p>
      <text:p text:style-name="P5">Added static fields to define values for jdoFieldFlags elements.</text:p>
      <text:p text:style-name="P5">Added a chapter on JDOPermission.</text:p>
      <text:p text:style-name="P5">Added optional extension element to xml elements array, collection, and map.</text:p>
      <text:p text:style-name="P5">Added Multithreaded property to PersistenceManager, which indicates whether the PersistenceManager must synchronize accesses from multiple application threads.</text:p>
      <text:p text:style-name="P5"><text:soft-page-break/>Added allowNulls parameter to PersistenceManager newMapInstance.</text:p>
      <text:p text:style-name="P5">Changed the name of the method getJDOImplHelper to getInstance.</text:p>
      <text:p text:style-name="P5">Clarified the handling of abstract classes, which might be PersistenceCapable (for the benefit of concrete subclasses).</text:p>
      <text:p text:style-name="P5">Removed the requirement for implementations to track modifications made to arrays.</text:p>
      <text:p text:style-name="P5">Removed method getProperties from PersistenceManager. This method now is in PersistenceManagerFactory only.</text:p>
      <text:p text:style-name="P5">Removed supportedQuery from PersistenceManager. This method has been replaced by supportedOptions, from which supported query languages should be available.</text:p>
      <text:p text:style-name="P5">Added a method supportedOptions to PersistenceManagerFactory for the application to determine which optional features are supported by an implementation.</text:p>
      <text:p text:style-name="P5">Added query BNF chapter.</text:p>
      <text:list xml:id="list1247027417" text:continue-numbering="true" text:style-name="Appendix_20_Numbering">
        <text:list-item>
          <text:list>
            <text:list-item>
              <text:h text:style-name="Appendix_20_Heading_20_2" text:outline-level="2">Changes since draft 0.95 (Proposed Final Draft)</text:h>
            </text:list-item>
          </text:list>
        </text:list-item>
      </text:list>
      <text:p text:style-name="P5">Defined the term “Managed Fields” to mean persistent or transactional fields.</text:p>
      <text:p text:style-name="P5">Clarified the treatment of non-managed identity if multiple instances are changed or deleted.</text:p>
      <text:p text:style-name="P5">Removed the requirement that a transaction be active to make an instance transactional or nontransactional. </text:p>
      <text:p text:style-name="P5">Reorganized the State Transitions table to indicate that some state transitions are impossible (e.g. without a transaction active, there can be no new instances).</text:p>
      <text:p text:style-name="P5">Clarified the requirement for a no-args constructor in PersistenceCapable classes and superclasses.</text:p>
      <text:p text:style-name="P5">Fixed bug in PersistenceCapable.jdoReplaceStateManager code generation.</text:p>
      <text:p text:style-name="P5">Removed properties minPool, maxPool, msWait, and ConnectionDriverName from the interface. These can be specified by PersistenceManagerFactory implementations as needed.</text:p>
      <text:p text:style-name="P5">Reorganized sections 20.14 through 20.16 for clarity.</text:p>
      <text:p text:style-name="P5">Changed jdoFieldFlags to be independent flags, allowing for identification of non-transient (serializable) fields.</text:p>
      <text:p text:style-name="P5">Reworded the transaction synchronization sections for clarity.</text:p>
      <text:p text:style-name="P5">Reworded the optimistic transaction section for clarity.</text:p>
      <text:p text:style-name="P5">Modified the String concatenation operator (+) to allow only String + String, not String + primitive.</text:p>
      <text:p text:style-name="P5">Clarified that String comparisons are lexicographical (not Locale-specific).</text:p>
      <text:p text:style-name="P5">Added descriptions of JDOUserException for transaction not active and object deleted.</text:p>
      <text:list xml:id="list744901784" text:continue-numbering="true" text:style-name="Appendix_20_Numbering">
        <text:list-item>
          <text:list>
            <text:list-item>
              <text:h text:style-name="Appendix_20_Heading_20_2" text:outline-level="2">Changes since draft 0.96</text:h>
            </text:list-item>
          </text:list>
        </text:list-item>
      </text:list>
      <text:p text:style-name="P5">Changed to specify that String comparisons in queries are based on an ordering not specified by JDO, allowing for locale-specific orderings by JDO implementations.</text:p>
      <text:p text:style-name="P7">Added a portability requirement for object id classes to have a toString() method and a public constructor that takes a String argument. Added newObjectIdInstance (Class, String) to <text:soft-page-break/>PersistenceCapable, jdoNewObjectIdInstance(String) to PersistenceCapable and newObjectIdInstance(Class, String) to JDOImplHelper.</text:p>
      <text:p text:style-name="P7">Split PersistenceCapable.ObjectIdFieldManager into two interfaces: PersistenceCapable.ObjectIdFieldSupplier to supply values and PersistenceCapable.ObjectIdFieldConsumer to receive values.</text:p>
      <text:p text:style-name="P5">Added the ability to construct a PersistenceManagerFactory from a Properties instance containing keys and values of properties. Added a convenience method to JDOHelper getPersistenceManagerFactory(Properties) to call the method in the implementation class.</text:p>
      <text:p text:style-name="P5">Changed SCO factory name to newTrackedInstance, and removed the simultaneous setting of the field value in the persistence-capable instance. The user must assign the newly created instance to a field directly.</text:p>
      <text:p text:style-name="P5">Added a parameter to newTrackedInstance to allow the user to specify a comparator for Collection or Map. </text:p>
      <text:p text:style-name="P5">Modified the behavior of makePersistent with regard to reachable instances. The newly reachable instances have the characteristics of persistent-new until transaction end, at which time they either become persistent or revert to transient.</text:p>
      <text:p text:style-name="P5">Made support for application changes to application object identity an optional feature.</text:p>
      <text:p text:style-name="P5">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5">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5">Type-import-on-demand (import &lt;package-name&gt;.*) has been added to query declareImports. The Java rules for determining the package for an unqualified name are followed by query.</text:p>
      <text:p text:style-name="P5">The newQuery methods that take both Extent and Class have been changed to eliminate the Class argument. The Class is taken from the Extent.</text:p>
      <text:p text:style-name="P5">The Reference Enhancement chapter was reorganized to make it easier to determine: changes to PersistenceCapable root classes; changes to non-root classes; and changes to non-PersistenceCapable classes.</text:p>
      <text:p text:style-name="P5">Changed the signatures of StateManager interface methods to take PersistenceCapable as the first argument, to avoid a cast operation.</text:p>
      <text:p text:style-name="P5">Defined a new method to be enhanced into the least-derived PersistenceCapable class to handle copying key fields from oid into the instance: jdoCopyKeyFieldsFromObjectId (Object oid).</text:p>
      <text:p text:style-name="P5">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1130120663" text:continue-numbering="true" text:style-name="Appendix_20_Numbering">
        <text:list-item>
          <text:list>
            <text:list-item>
              <text:h text:style-name="Appendix_20_Heading_20_2" text:outline-level="2">Changes since draft 0.97</text:h>
            </text:list-item>
          </text:list>
        </text:list-item>
      </text:list>
      <text:p text:style-name="P5">Clarified comparisons in JDOQL for wrapped types and promotion of numeric types.</text:p>
      <text:p text:style-name="P5"><text:soft-page-break/>Made static method getPersistenceManagerFactory(Properties) mandatory for JDO implementations.</text:p>
      <text:p text:style-name="P5">Added PersistenceManagerFactory property <text:span text:style-name="T2">ConnectionDriverName</text:span>.</text:p>
      <text:p text:style-name="P5">Added vendor-specific global configuration data in the first part of a XXX.jdo file. For this, the DTD was changed from &lt;!ELEMENT jdo (package)+&gt; to &lt;!ELEMENT jdo (package)+ (extension)*&gt;.</text:p>
      <text:p text:style-name="P5">Clarified that the class of a persistent instance must be preserved, unless some outside change is made to the datastore.</text:p>
      <text:p text:style-name="P5">Clarified that parameters to query must be persistent, associated with the same PersistenceManager as the Query.</text:p>
      <text:p text:style-name="P5">Clarified that for portability, the instances in a candidate collection must be persistent, associated with the same PersistenceManager as the Query.</text:p>
      <text:p text:style-name="P5">Changed the semantics of retrieve and retrieveAll to require that the PersistenceManager load all fields of the parameter instances, so a subsequent call to makeTransient can operate on a valid instance (all persistent fields loaded).</text:p>
      <text:p text:style-name="P5">Added description of class loaders to the PersistenceManager chapter 12.5.</text:p>
      <text:p text:style-name="P5">Clarified that there are no default values for flags in getPersistenceManager.</text:p>
      <text:p text:style-name="P5">Added transaction flag restoreValues, which determines the treatment of persistent instances at transaction rollback. </text:p>
      <text:p text:style-name="P5">Changed the specification of application identity key classes to require (instead of recommend) that the class override the toString method and provide a public constructor that takes only a String parameter.</text:p>
      <text:p text:style-name="P5">Clarified query comparisons for persistent and transient parameters and candidate instances.</text:p>
      <text:list xml:id="list840624311" text:continue-numbering="true" text:style-name="Appendix_20_Numbering">
        <text:list-item>
          <text:list>
            <text:list-item>
              <text:h text:style-name="Appendix_20_Heading_20_2" text:outline-level="2">Changes since Approved Draft </text:h>
            </text:list-item>
          </text:list>
        </text:list-item>
      </text:list>
      <text:p text:style-name="P7">Changed 3.2.1 to correct the interface name from<text:span text:style-name="T7"> </text:span><text:span text:style-name="T8">javax.jdo.PersistenceCapable</text:span> to <text:span text:style-name="T8">javax.jdo.spi.PersistenceCapable</text:span>.</text:p>
      <text:p text:style-name="P5">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5">In 5.4.1 changed the wording regarding field types of application identity key fields to require portable applications to use only primitive, <text:span text:style-name="T2">String</text:span>, <text:span text:style-name="T2">Date</text:span>, and <text:span text:style-name="T2">Number</text:span> types.</text:p>
      <text:p text:style-name="P5">In 5.4.1 added a restriction that application object id instances must not have any key fields with a value of null.</text:p>
      <text:p text:style-name="P5">Added to 5.6.1 that the <text:span text:style-name="T2">PersistenceManager</text:span> must not hold a strong reference to a persistent-nontransactional instance, so that it may be garbage collected.</text:p>
      <text:p text:style-name="P5">In 5.8, clarified that a before image might be created on update depending on the implementation of optimistic verification. </text:p>
      <text:p text:style-name="P5">Corrected table 2 for rollback entries; changed the flag that affects the operation from retainValues to restoreValues.</text:p>
      <text:p text:style-name="P5"><text:soft-page-break/>In Figure 13 Note 23, fixed “A persistent-dirty instance transitions to persistent-nontransactional... at <text:span text:style-name="T2">rollback</text:span> when <text:span text:style-name="T2">RestoreValues</text:span> set to <text:span text:style-name="T2">true</text:span>.”</text:p>
      <text:p text:style-name="P5">In Figure 13 Note 18 fixed from “The instance is cleared of values.” to ”No changes are made to the values.”</text:p>
      <text:p text:style-name="P5">Clarified 6.3 to discuss the treatment of Second Class Objects embedded in First Class Objects. SCO instances of PersistenceCapable types have no standard treatment.</text:p>
      <text:p text:style-name="P5">In 8.5, fixed missing property javax.jdo.option.ConnectionDriverName in JDOHelper list of standard properties for getPersistenceManagerFactory.</text:p>
      <text:p text:style-name="P5">Added new section 9.5 for new security checking for StateManager. The new authorization strategy does not require that the persistence-capable classes be authorized for JDOPermission(“setStateManager”).</text:p>
      <text:p text:style-name="P5">Fixed 10.3 the description of jdoPreClear does not include deleted instances, as these instances do not transition to hollow.</text:p>
      <text:p text:style-name="P5">Fixed typos in 11.2, 12.6.5: changed “<text:span text:style-name="T2">JDODatastoreException</text:span>” to “<text:span text:style-name="T2">JDODataStoreException</text:span>” </text:p>
      <text:p text:style-name="P5">Inserted new 11.4 to add PersistenceManagerFactory close method.</text:p>
      <text:p text:style-name="P5">Added to 12.6 “In a non-managed environment, if the current transaction is active, close() throws <text:span text:style-name="T2">JDOUserException</text:span>.”</text:p>
      <text:p text:style-name="P5">In 12.6.1, added new methods retrieveAll (Collection, boolean) and retrieveAll (Object[], boolean). </text:p>
      <text:p text:style-name="P5">In 12.6.1, clarified the description of retrieve.</text:p>
      <text:p text:style-name="P5">In 12.6.4, clarified the description of getExtent to throw JDOUserException if the metadata does not require an extent to be maintained.</text:p>
      <text:p text:style-name="P7">In 12.6.5, changed code example from <text:span text:style-name="T8">aPersistenceManager.getObjectById (pc.getPersistenceManager().getObjectId(pc), validate)</text:span> to <text:span text:style-name="T8">aPersistenceManager.getObjectById (JDOHelper.getObjectId(pc), validate)</text:span>. This avoids using the PersistenceCapable interface from user code.</text:p>
      <text:p text:style-name="P5">In 12.6.5, changed the exception thrown by getObjectById to <text:span text:style-name="T2">JDOObjectNotFoundException.</text:span></text:p>
      <text:p text:style-name="P5">In 12.6.6, clarified description of makeTransient to make clear that the persistence manager is not responsible for clearing references to parameter instances to avoid making them persistent by reachability at commit.</text:p>
      <text:p text:style-name="P7">In 12.6.6, clarified description of makeTransactional to include throwing <text:span text:style-name="T8">JDOUnsupportedOptionException</text:span> if a parameter is transient but TransientTransactional is not supported.</text:p>
      <text:p text:style-name="P5">Fixed typo in 13.4.2. Changed “The <text:span text:style-name="T2">retainValues</text:span> setting currently active is returned.“ to “The <text:span text:style-name="T2">restoreValues</text:span> setting currently active is returned.“</text:p>
      <text:p text:style-name="P5">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7">Corrected 13.4.3 to remove the requirement that <text:span text:style-name="T8">Transaction</text:span> must implement <text:span text:style-name="T8">javax.transaction.Synchronization</text:span>.</text:p>
      <text:p text:style-name="P5"><text:soft-page-break/>In 13.5, changed the behavior of failed optimistic transactions. The commit method throws a JDOOptimisticVerificationException and automatically rolls back the transaction.</text:p>
      <text:p text:style-name="P5">Clarified 14.3 that variable declarations each require a type and a name, and there must be separating semicolons only if more than one declaration.</text:p>
      <text:p text:style-name="P5">Clarified 14.3 that “candidate instances” are a subset of the candidate collection that are instances of the candidate class or a subset of the candidate class.</text:p>
      <text:p text:style-name="P5">Clarified 14.4 that “compile time” refers to “JDOQL-compile time”.</text:p>
      <text:p text:style-name="P5">Changed 14.5 to state “If the candidates are not specified, then the candidate extent is the extent of instances in the datastore with subclasses <text:span text:style-name="T2">true</text:span>.”</text:p>
      <text:p text:style-name="P5">Clarified 14.6.2 if a cast operation would throw <text:span text:style-name="T2">ClassCastException</text:span>, it is treated the same as a NullPointerException.</text:p>
      <text:p text:style-name="P5">Clarified 14.6.5 the semantics of “contains” is “exists”. This clarification is needed to provide a rational meaning if the contains clause is negated.</text:p>
      <text:p text:style-name="P5">Clarified in 15 that Extents are not managed for instances of embedded fields.</text:p>
      <text:p text:style-name="P5">In 15.3, clarified that the iterator method will throw an exception if NontransactionalRead is not supported.</text:p>
      <text:p text:style-name="P5">In 17.1, added <text:span text:style-name="T2">getCause()</text:span>, <text:span text:style-name="T2">getFailedObject()</text:span> and <text:span text:style-name="T2">getNestedExceptions()</text:span> to the description of <text:span text:style-name="T1">JDOException</text:span>.</text:p>
      <text:p text:style-name="P5">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5">In 17.1.9, added new <text:span text:style-name="T1">JDOObjectNotFoundException</text:span> to report instances that cannot be found in the datastore.</text:p>
      <text:p text:style-name="P5">In 17.1.10, added new <text:span text:style-name="T2">JDOOptimisticVerificationException</text:span> to report optimistic verification failures during commit.</text:p>
      <text:p text:style-name="P5">Changed chapter 18 introduction to describe new policy for naming and accessing metadata files.</text:p>
      <text:p text:style-name="P5">In 18.3, changed name scoping for <text:span text:style-name="T2">persistence-capable-superclass</text:span><text:span text:style-name="T3">.</text:span></text:p>
      <text:p text:style-name="P5">Corrected 18.4 to correct an inconsistency with 20.9.6: “null-valued fields throw a <text:span text:style-name="T2">JDOUserException</text:span> when the instance is flushed to the datastore and the datastore does not support null values.” </text:p>
      <text:p text:style-name="P5">Clarified in 18.4 that Extents are not managed for instances of embedded fields.</text:p>
      <text:p text:style-name="P5">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5">In 18.6, added DOCTYPE description to describe access to the public DTD at java.sun.com/dtd.</text:p>
      <text:p text:style-name="P5">Changed 19.3 to reflect change in portable object identity field types.</text:p>
      <text:p text:style-name="P5">Changed 20.9.6 to correct an inconsistency with 18.4: “null-valued fields throw a <text:span text:style-name="T2">JDOUserException</text:span> when the instance is flushed to the datastore and the datastore does not support null values.” </text:p>
      <text:p text:style-name="P5">Changed 20.17 and 20.20.4 to modify security checking for JDOPermission(“setStateManager”). </text:p>
      <text:p text:style-name="P5"><text:soft-page-break/>Changed 20.17 to correct the access modifier of <text:span text:style-name="T8">jdoPreSerialize</text:span> from private to protected.</text:p>
      <text:p text:style-name="P5">Changed 20.20.1 to correct the interface name from <text:span text:style-name="T8">javax.jdo.PersistenceCapable</text:span> to j<text:span text:style-name="T8">avax.jdo.spi.PersistenceCapable</text:span>.</text:p>
      <text:p text:style-name="P5">Added new JDOPermission(“closePersistenceManagerFactory”) to check that the caller of PersistenceManagerFactory.close() is authorized.</text:p>
      <text:p text:style-name="P5">Corrected Chapter 23 to remove alternative Name (ArgumentList<text:span text:style-name="T4">opt</text:span>) from MethodInvocation nonterminal in the BNF.</text:p>
      <text:p text:style-name="P5">Corrected Chapter 23 to remove the exclusive or operator from the BNF.</text:p>
      <text:p text:style-name="P5">Removed Appendix B.3 since it no longer reflects reality.</text:p>
      <text:list xml:id="list1473380349" text:continue-numbering="true" text:style-name="Appendix_20_Numbering">
        <text:list-item>
          <text:list>
            <text:list-item>
              <text:h text:style-name="Appendix_20_Heading_20_2" text:outline-level="2">Changes since 1.0.1</text:h>
            </text:list-item>
          </text:list>
        </text:list-item>
      </text:list>
      <text:p text:style-name="P5">In 5.4, added classes used as an application identity class where there is a single application identity field. </text:p>
      <text:p text:style-name="P5">In 6.4.3, added interfaces and classes required to be supported as persistent field types: LinkedHashMap, LinkedHashSet, LinkedList, and Currency.</text:p>
      <text:p text:style-name="P5">Added to 7.3 .1 a method to retrieve the version of an instance.</text:p>
      <text:p text:style-name="P5">Added to 7.4.6 a method to determine if an instance is detached.</text:p>
      <text:p text:style-name="P5">Changed 7.12 to add methods handling SimpleIdentity.</text:p>
      <text:p text:style-name="P5">Changed in 8.5 the signature of the getPersistenceManagerFactory from Properties to Map. </text:p>
      <text:p text:style-name="P5">Added to 8.5 new helper methods for getting PersistenceManagerFactory.</text:p>
      <text:p text:style-name="P5">Added to 8.6 new options to specify the mapping for a PersistenceManagerFactory.</text:p>
      <text:p text:style-name="P5">Updated 10 to disaggregate instance callbacks.</text:p>
      <text:p text:style-name="P5">Changed in 11.1 and 11.7 the parameter of the getPersistenceManagerFactory from Properties to Map.</text:p>
      <text:p text:style-name="P7">Changed 11.6 to add <text:span text:style-name="T8">javax.jdo.option.BinaryCompatibility</text:span>, <text:span text:style-name="T8">javax.jdo.option.UnconstrainedQueryVariables</text:span>, <text:span text:style-name="T8">javax.jdo.query.SQL</text:span>, and <text:span text:style-name="T8">javax.jdo.option.GetDataStoreConnection</text:span> to optional features that can be supported by the implementation.</text:p>
      <text:p text:style-name="P5">Added to 11.8 a second level cache management API.</text:p>
      <text:p text:style-name="P5">Added to 11.9 life cycle event listeners.</text:p>
      <text:p text:style-name="P5">Changed requirements for PersistenceCapable to refer to BinaryCompatibility throughout.</text:p>
      <text:p text:style-name="P7">Added new method in 12.6.4 <text:span text:style-name="T8">getExtent(Class persistenceCapableClass)</text:span>.</text:p>
      <text:p text:style-name="P5">Added to 12.6 a discussion on using interfaces with Extents.</text:p>
      <text:p text:style-name="P7">Added to 12.6.1 a new method <text:span text:style-name="T8">refreshAll(JDOException ex)</text:span> to refresh instances after a failed optimistic transaction.</text:p>
      <text:p text:style-name="P5">Added to 12.6.5 new methods getObjectsById to retrieve multiple instances based on id.</text:p>
      <text:p text:style-name="P5">Added to 12.6.5 a new methods getObjectById to retrieve an instance based on class and key.</text:p>
      <text:p text:style-name="P5">Added 12.6.6 newInstance method to create instances of persistence-capable interfaces.</text:p>
      <text:p text:style-name="P5"><text:soft-page-break/>Added 12.6.8 methods to detach and attach instances for multi-tier applications.</text:p>
      <text:p text:style-name="P5">Added 12.7 methods to specify how instances are fetched from the datastore.</text:p>
      <text:p text:style-name="P5">Added 12.8 a method to explicitly flush changes to the datastore.</text:p>
      <text:p text:style-name="P5">Added to 12.11 methods to access multiple User Objects.</text:p>
      <text:p text:style-name="P5">Added 12.14 new method getSequence.</text:p>
      <text:p text:style-name="P7">Added 12.15 new <text:span text:style-name="T8">LifecycleEventListener</text:span>.</text:p>
      <text:p text:style-name="P5">Added 12.16 new method getDataStoreConnection.</text:p>
      <text:p text:style-name="P7">Clarified 13.4.4 if a transaction is active when begin is called, or a transaction is not active when commit or rollback is called, <text:span text:style-name="T8">JDOUserException</text:span> is thrown.</text:p>
      <text:p text:style-name="P5">Added 13.4.5 get/setRollbackOnly to the Transaction interface.</text:p>
      <text:p text:style-name="P5">Added to 14.5 newNamedQuery method.</text:p>
      <text:p text:style-name="P5">Added to 14.6.1 setParameters methods to bind parameters to query instances.</text:p>
      <text:p text:style-name="P5">Added to 14.6.2 the requirement for support of public final static fields in query filters.</text:p>
      <text:p text:style-name="P5">Added to 14.6.2 table with supported methods on Collection, Map, and String.</text:p>
      <text:p text:style-name="P7">Added to 14.6.2 static method <text:span text:style-name="T8">JDOHelper.getObjectId(Object)</text:span> to allow use of object id in queries.</text:p>
      <text:p text:style-name="P5">Added after 14.6.7 new query elements for uniqueness, result, result class, grouping, and result cardinality limits.</text:p>
      <text:p text:style-name="P5">Added after 14.6.12 a table for interactions among new query elements.</text:p>
      <text:p text:style-name="P5">Added after 14.6 a new section to describe delete by query.</text:p>
      <text:p text:style-name="P5">Added after 14.6 a new section to describe support for SQL native queries.</text:p>
      <text:p text:style-name="P5">Changed 14.6.6 to permit ordering on boolean fields as a non-portable extension.</text:p>
      <text:p text:style-name="P5">Moved Chapter 15 Extent to Chapter 19.</text:p>
      <text:p text:style-name="P5">Added new Chapter 15 with object-relational mapping examples.</text:p>
      <text:p text:style-name="P5">Moved Chapter 18 to Chapter 25 for JDO 1.0.1 XML metadata.</text:p>
      <text:p text:style-name="P5">Added object-relational mapping metadata to Chapter 18.</text:p>
      <text:p text:style-name="P5">Added 20.10 to discuss Binary Compatibility portability implications.</text:p>
      <text:p text:style-name="P5">Renumbered Chapter 20 Reference Enhancer to Chapter 21.</text:p>
      <text:p text:style-name="P5">Added new methods to Chapter 21 to support detached instances.</text:p>
      <text:p text:style-name="P7">Updated 21.20.7 to correct a bug in the specification and implementation of <text:span text:style-name="T8">getManagedFieldCount</text:span>.</text:p>
      <text:p text:style-name="P5">Renumbered Chapter 21 State Manager to Chapter 22.</text:p>
      <text:p text:style-name="P5">Added new methods to Chapter 22 to support detached instances.</text:p>
      <text:p text:style-name="P5">Updated 24.6 <text:span text:style-name="T5">BLOB/CLOB datatype support </text:span>to reflect that this functionality is part of JDO 2.0.</text:p>
      <text:p text:style-name="P5">Updated 24.8 <text:span text:style-name="T5">Case-Insensitive Query </text:span>to reflect that this functionality is part of JDO 2.0.</text:p>
      <text:p text:style-name="P5">Updated 24.13 <text:span text:style-name="T5">Projections in query </text:span>to reflect that this functionality is part of JDO 2.0.</text:p>
      <text:p text:style-name="P5"><text:soft-page-break/>Updated 24.16 <text:span text:style-name="T5">Distributed object support </text:span>to reflect that this functionality is part of JDO 2.0.</text:p>
      <text:p text:style-name="P5">Updated 24.17 <text:span text:style-name="T5">Object-Relational Mapping </text:span>to reflect that this functionality is part of JDO 2.0.</text:p>
      <text:p text:style-name="P5">Removed B.2 which discussed implications of removing PersistenceCapable.</text:p>
      <text:list xml:id="list1865091071" text:continue-numbering="true" text:style-name="Appendix_20_Numbering">
        <text:list-item>
          <text:list>
            <text:list-item>
              <text:h text:style-name="Appendix_20_Heading_20_2" text:outline-level="2">Changes since Proposed Final Draft</text:h>
            </text:list-item>
          </text:list>
        </text:list-item>
      </text:list>
      <text:p text:style-name="P5">Updated 18.14 to remove serialized attribute from element, key, and value. Removed foreign-key attribute from field element. Added attribute serialized-element to elements collection and array. Added attributes serialized-key and serialized-value to element map.</text:p>
      <text:p text:style-name="P5">Removed attribute serialized from orm metadata. Added serialized-element, serialized-key, and serialized-value to jdo metadata.</text:p>
      <text:p text:style-name="P5">Removed true/false use of attribute foreign-key in metadata.</text:p>
      <text:p text:style-name="P5">Allowed persistence-capable class to be the parameter of PersistenceManager newInstance.</text:p>
      <text:p text:style-name="P5">Allowed attribute order in element collection to permit specifying a column to allow duplicates.</text:p>
      <text:p text:style-name="P5">Allowed java.lang classes to be used in metadata without importing them.</text:p>
      <text:p text:style-name="P5">Added DetachAllOnCommit property to PersistenceManager to facilitate construction of detached instances.</text:p>
      <text:p text:style-name="P5">Changed signature of makePersistent to return the persistent instances, and to attach detached instances.</text:p>
      <text:p text:style-name="P5">Added attribute element-type to element array in metadata.</text:p>
      <text:p text:style-name="P5">Added field-type to element field in metadata.</text:p>
      <text:p text:style-name="P5">Specified behavior of null values in aggregates in JDOQL.</text:p>
      <text:p text:style-name="P5">Allowed distinct with aggregates in JDOQL.</text:p>
      <text:p text:style-name="P5">Allowed constructors or result class in JDOQL.</text:p>
      <text:p text:style-name="P5">Allowed setUnique for delete by query in JDOQL.</text:p>
      <text:p text:style-name="P5">Required relationships mapped using mapped-by to be consistent after flush.</text:p>
      <text:p text:style-name="P5">Replaced fetch-depth by recursion-depth in fetch plan.</text:p>
      <text:p text:style-name="P5">Added methods to specify detachment roots in fetch plan.</text:p>
      <text:p text:style-name="P5">Automatically import JDOHelper in JDOQL.</text:p>
      <text:p text:style-name="P5">Defined behavior of deletePersistent on detached instances.</text:p>
      <text:list xml:id="list1162334023" text:continue-numbering="true" text:style-name="Appendix_20_Numbering">
        <text:list-item>
          <text:list>
            <text:list-item>
              <text:h text:style-name="Appendix_20_Heading_20_2" text:outline-level="2">Changes since 2.0</text:h>
            </text:list-item>
          </text:list>
        </text:list-item>
      </text:list>
      <text:p text:style-name="P5">In 5.4.1, Compound Identity should be updated to reflect that for key fields of reference types, the type of the key field is the reference type in the class but the oid of the reference type in the oid class.</text:p>
      <text:p text:style-name="P5">In Table 2: State Transitions, the transition for a transient-dirty instance during commit with DetachAllOnCommit = true should be to transient-clean. Also, state changes need to be added for detach methods and serialization.</text:p>
      <text:p text:style-name="P5">In 5.5.8 and 5.5.9, detachCopy should be removed from the list of methods that throw exceptions if applied to detached-clean or detached-dirty instances.</text:p>
      <text:p text:style-name="P5"><text:soft-page-break/>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5">In section 7.5, change "If the class is abstract, null is returned." to "If the class is abstract, JDOFatalInternalException is thrown".</text:p>
      <text:p text:style-name="P7">In section 7.5, add <text:span text:style-name="T8">public byte fetchByteField(int fieldNumber);</text:span> to ObjectIdFieldSupplier.</text:p>
      <text:p text:style-name="P7">In section 7.5, add <text:span text:style-name="T8">public byte storeByteField(int fieldNumber, byte value);</text:span> to ObjectIdFieldConsumer.</text:p>
      <text:p text:style-name="P7">In Chapter 8, add after <text:span text:style-name="T8">class JDOHelper {</text:span></text:p>
      <text:p text:style-name="P8"><text:s text:c="2"/>public JDOHelper();</text:p>
      <text:p text:style-name="P5"><text:s text:c="2"/>For some usage patterns, an instance of JDOHelper on which to invoke methods is preferable to the use of static methods. For this purpose, a public constructor is provided.</text:p>
      <text:p text:style-name="P5">In Chapter 8, add a convenience method that returns a PersistenceManager proxy that can be used in web and ejb containers to dynamically bind to the transaction-associated PersistenceManager.</text:p>
      <text:p text:style-name="P5">In Chapter 9, add section on managing date formatting for ObjectIdentity constructors.</text:p>
      <text:p text:style-name="P7"><text:s text:c="2"/><text:span text:style-name="T8">public synchronized void registerDateFormat(java.text.DateFormat df);</text:span></text:p>
      <text:p text:style-name="P5">In 9.4, add method to retrieve persistence-capable classes that have been registered.</text:p>
      <text:p text:style-name="P7"><text:s text:c="2"/><text:span text:style-name="T8">public java.util.Collection getRegisteredClasses();</text:span></text:p>
      <text:p text:style-name="P5">In 9.5, add method to verify that the class is authorized to be a state manager.</text:p>
      <text:p text:style-name="P7"><text:s text:c="2"/><text:span text:style-name="T8">public static void checkAuthorizedStateManagerClass(Class smClass);</text:span></text:p>
      <text:p text:style-name="P5">In 9.5, add method to register multiple state manager classes.</text:p>
      <text:p text:style-name="P7"><text:s text:c="2"/><text:span text:style-name="T8">public static void registerAuthorizedStateManagerClasses (java.util.Collection smClasses) throws SecurityException;</text:span></text:p>
      <text:p text:style-name="P5">In Chapter 11, add properties for configuring PersistenceManagerFactory that are consistent with JPA specification of TransactionType and Persistence Unit Name.</text:p>
      <text:p text:style-name="P7">In Chapter 12, specify the behavior of PersistenceManager if it extends Serializable and <text:span text:style-name="T8">writeObject</text:span> is called. </text:p>
      <text:p text:style-name="P5">In 12.6.6, clarify that a <text:span text:style-name="T8">JDOUserException</text:spa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5">In 12.6.8, section heading Explicit Detach, the sentence "If the parameter instance is detached, then JDOUserException is thrown. " should be removed.</text:p>
      <text:p text:style-name="P5">In 12.6.8, add a note that serialization for storage using the serialized, serialized-element, serialized-key, or serialized-value metadata attributes does not create a detached instance.</text:p>
      <text:p text:style-name="P5">In 12.6.8, clarify the behavior of instances during serialization both with and without an active transaction.</text:p>
      <text:p text:style-name="P5"><text:soft-page-break/>In 12.7.5, change <text:span text:style-name="T8">public int setMaxFetchDepth();</text:span> to <text:span text:style-name="T8">public int getMaxFetchDepth();</text:span></text:p>
      <text:p text:style-name="P5">In 12.7.5, specify that getFetchGroups returns a read-only copy of the active Fetch Groups.</text:p>
      <text:p text:style-name="P5">In 12.7.6, p. 127, change "A recursion-depth of 0 will fetch the whole graph of instances reachable from this field." to "A recursion-depth of -1 will fetch the whole graph of instances reachable from this field."</text:p>
      <text:p text:style-name="P5">In 12.7.6 p. 129, change fetch-depth to recursion-depth in the example.</text:p>
      <text:p text:style-name="P5">In 14, add subqueries to permit e.g. select from Employee where this.salary &gt; (select avg(salary) from Employee)</text:p>
      <text:p text:style-name="P5">In 14.6.2 p. 159, the sectionheading "Methods" is not marked as a sectionheading.</text:p>
      <text:p text:style-name="P5">Add to 14.6.9: Projected SCOs are never owned, projected FCOs are always managed. <text:s/>Modifying unowned SCOs never has an effect on the database. <text:s/>Modifying FCOs no matter how you get them always has an effect if the tx commits.</text:p>
      <text:p text:style-name="P5">In 15.3, p. 187, the third paragraph, beginning "The field on the other side" and ending "in the next transaction", is duplicated and will be removed.</text:p>
      <text:p text:style-name="P5">In 15.3, add text to describe updating the other side of relationships where this side is deleted. This maintains referential integrity for delete as well as update.</text:p>
      <text:p text:style-name="P5">Add to 17.1.11</text:p>
      <text:p text:style-name="P5"><text:s text:c="2"/><text:span text:style-name="T8">JDOUserCallbackException extends javax.jdo.JDOUserException</text:span></text:p>
      <text:p text:style-name="P5">In Chapter 18, add an xml element to specify the fetch plan to use for a query.</text:p>
      <text:p text:style-name="P5">In 18.15.1, change <text:s/>"(e.g. a field of type Object can specify field-type=”Integer”)." to "(e.g. an element of type Object can specify element-type=”Integer”).</text:p>
      <text:p text:style-name="P5">In Chapter 18, add to .jdo metadata:</text:p>
      <text:p text:style-name="P5"><text:s text:c="2"/><text:span text:style-name="T8">&lt;!ATTLIST property field-type CDATA #IMPLIED&gt; </text:span></text:p>
      <text:p text:style-name="P5">Add to 18.15.1 "The default for dependent-element is false."</text:p>
      <text:p text:style-name="P5">Add to 18.15.2 "The default for dependent-key is false."</text:p>
      <text:p text:style-name="P5">Add to 18.15.2 "The default for dependent-value is false."</text:p>
      <text:p text:style-name="P5">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5">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5">Change 21.21.7 Generated jdoGetManagedFieldCount sample implementation to avoid using the jdoFieldNames field that might be initialized after it is used during initialization of a subclass. </text:p>
      <text:p text:style-name="P8"><text:s text:c="2"/>protected static int jdoGetManagedFieldCount () { <text:line-break/> <text:s text:c="3"/>return jdoFieldNames.length;<text:line-break/> <text:s/>}</text:p>
      <text:p text:style-name="P7"><text:soft-page-break/><text:s/>to</text:p>
      <text:p text:style-name="P8"><text:s text:c="2"/>protected static int jdoGetManagedFieldCount () {<text:line-break/> <text:s text:c="3"/>return &lt;enhancer-generated constant&gt;;<text:line-break/> <text:s/>}</text:p>
      <text:p text:style-name="P5"/>
      <text:p text:style-name="P5">Add to Chapter 23, constants defined in the JDOPermission class:</text:p>
      <text:p text:style-name="P8"><text:s text:c="2"/>public static final JDOPermission CLOSE_PERSISTENCE_MANAGER_FACTORY = <text:line-break/> <text:s text:c="3"/>new JDOPermission("closePersistenceManagerFactory");<text:line-break/> <text:s/>public static final.JDOPermission GET_METADATA = <text:line-break/> <text:s text:c="3"/>new JDOPermission("getMetadata");<text:line-break/> <text:s/>public static final.JDOPermission MANAGE_METADATA = <text:line-break/> <text:s text:c="3"/>new JDOPermission("manageMetadata");<text:line-break/> <text:s/>public static final.JDOPermission SET_STATE_MANAGER = <text:line-break/> <text:s text:c="3"/>new JDOPermission("setStateManager");</text:p>
      <text:p text:style-name="P5">These changes better support JDK 1.5:</text:p>
      <text:p text:style-name="P5">Add to 6.3 a section requiring support for enum types, including subclasses of enum types.</text:p>
      <text:p text:style-name="P5">Change in 12.6 signatures of the following PersistenceManager methods to use Java SE 5 features including generics and varargs. </text:p>
      <text:p text:style-name="P5">Note that these changes are source compatible with existing application programs.</text:p>
      <text:p text:style-name="P1"> </text:p>
      <text:p text:style-name="P10">Table 1: Java SE 5 Signature Changes</text:p>
      <text:p text:style-name="P2"> </text:p>
      <table:table table:name="Table1" table:style-name="Table1">
        <table:table-column table:style-name="Table1.A"/>
        <table:table-column table:style-name="Table1.B"/>
        <table:table-header-rows>
          <table:table-row table:style-name="Table1.1">
            <table:table-cell table:style-name="Table1.A1" office:value-type="string">
              <text:p text:style-name="P3">JDO 2.0</text:p>
            </table:table-cell>
            <table:table-cell table:style-name="Table1.B1" office:value-type="string">
              <text:p text:style-name="P3">JDO 2.1 Maintenance Release</text:p>
            </table:table-cell>
          </table:table-row>
        </table:table-header-rows>
        <table:table-row table:style-name="Table1.1">
          <table:table-cell table:style-name="Table1.A2" office:value-type="string">
            <text:p text:style-name="P4">Object[] getObjectsById (Object[] oids)</text:p>
          </table:table-cell>
          <table:table-cell table:style-name="Table1.B2" office:value-type="string">
            <text:p text:style-name="P4">Object[] getObjectsById (Object... oids)</text:p>
          </table:table-cell>
        </table:table-row>
        <table:table-row table:style-name="Table1.1">
          <table:table-cell table:style-name="Table1.A2" office:value-type="string">
            <text:p text:style-name="P4">Object getObjectById (Class cls, Object key)</text:p>
          </table:table-cell>
          <table:table-cell table:style-name="Table1.B2" office:value-type="string">
            <text:p text:style-name="P4">&lt;T&gt; T getObjectById (Class&lt;T&gt; cls, Object key)</text:p>
          </table:table-cell>
        </table:table-row>
        <table:table-row table:style-name="Table1.1">
          <table:table-cell table:style-name="Table1.A2" office:value-type="string">
            <text:p text:style-name="P4">Object[] getObjectsById (Object[] oids, boolean validate)</text:p>
          </table:table-cell>
          <table:table-cell table:style-name="Table1.B2" office:value-type="string">
            <text:p text:style-name="P4">Object[] getObjectsById (boolean validate, Object... oids)</text:p>
          </table:table-cell>
        </table:table-row>
        <table:table-row table:style-name="Table1.1">
          <table:table-cell table:style-name="Table1.A2" office:value-type="string">
            <text:p text:style-name="P4">Object newInstance(Class persistenceCapable)</text:p>
          </table:table-cell>
          <table:table-cell table:style-name="Table1.B2" office:value-type="string">
            <text:p text:style-name="P4">&lt;T&gt; T newInstance(Class&lt;T&gt; persistenceCapable)</text:p>
          </table:table-cell>
        </table:table-row>
        <table:table-row table:style-name="Table1.1">
          <table:table-cell table:style-name="Table1.A2" office:value-type="string">
            <text:p text:style-name="P4">Object makePersistent (Object pc)</text:p>
          </table:table-cell>
          <table:table-cell table:style-name="Table1.B2" office:value-type="string">
            <text:p text:style-name="P4">&lt;T&gt; T makePersistent (T pc)</text:p>
          </table:table-cell>
        </table:table-row>
        <table:table-row table:style-name="Table1.1">
          <table:table-cell table:style-name="Table1.A2" office:value-type="string">
            <text:p text:style-name="P4">Object[] makePersistentAll (Object[] pcs)</text:p>
          </table:table-cell>
          <table:table-cell table:style-name="Table1.B2" office:value-type="string">
            <text:p text:style-name="P4">&lt;T&gt; T[] makePersistentAll (T[] pcs)</text:p>
          </table:table-cell>
        </table:table-row>
        <table:table-row table:style-name="Table1.1">
          <table:table-cell table:style-name="Table1.A2" office:value-type="string">
            <text:p text:style-name="P4">Collection makePersistentAll (Collection pcs)</text:p>
          </table:table-cell>
          <table:table-cell table:style-name="Table1.B2" office:value-type="string">
            <text:p text:style-name="P4">&lt;T&gt; Collection&lt;T&gt; makePersistentAll (Collection&lt;T&gt; pcs)</text:p>
          </table:table-cell>
        </table:table-row>
        <text:soft-page-break/>
        <table:table-row table:style-name="Table1.1">
          <table:table-cell table:style-name="Table1.A2" office:value-type="string">
            <text:p text:style-name="P4">Object detachCopy(Object pc) </text:p>
          </table:table-cell>
          <table:table-cell table:style-name="Table1.B2" office:value-type="string">
            <text:p text:style-name="P4">&lt;T&gt; T detachCopy(T pc) </text:p>
          </table:table-cell>
        </table:table-row>
        <table:table-row table:style-name="Table1.1">
          <table:table-cell table:style-name="Table1.A2" office:value-type="string">
            <text:p text:style-name="P4">Collection detachCopyAll(Collection pcs)</text:p>
          </table:table-cell>
          <table:table-cell table:style-name="Table1.B2" office:value-type="string">
            <text:p text:style-name="P4">&lt;T&gt; Collection&lt;T&gt; detachCopyAll(Collection&lt;T&gt; pcs) </text:p>
          </table:table-cell>
        </table:table-row>
        <table:table-row table:style-name="Table1.1">
          <table:table-cell table:style-name="Table1.A2" office:value-type="string">
            <text:p text:style-name="P4">Object[] detachCopyAll(Object[] pcs) </text:p>
          </table:table-cell>
          <table:table-cell table:style-name="Table1.B2" office:value-type="string">
            <text:p text:style-name="P4">&lt;T&gt; T[] detachCopyAll(T[] pcs) </text:p>
          </table:table-cell>
        </table:table-row>
        <table:table-row table:style-name="Table1.1">
          <table:table-cell table:style-name="Table1.A2" office:value-type="string">
            <text:p text:style-name="P4">void deletePersistentAll (Object[] pcs)</text:p>
          </table:table-cell>
          <table:table-cell table:style-name="Table1.B2" office:value-type="string">
            <text:p text:style-name="P4">void deletePersistentAll (Object... pcs)</text:p>
          </table:table-cell>
        </table:table-row>
        <table:table-row table:style-name="Table1.1">
          <table:table-cell table:style-name="Table1.A2" office:value-type="string">
            <text:p text:style-name="P4">void evictAll(Object[] pcs)</text:p>
          </table:table-cell>
          <table:table-cell table:style-name="Table1.B2" office:value-type="string">
            <text:p text:style-name="P4">void evictAll(Object... pcs)</text:p>
          </table:table-cell>
        </table:table-row>
        <table:table-row table:style-name="Table1.1">
          <table:table-cell table:style-name="Table1.A2" office:value-type="string">
            <text:p text:style-name="P4">void refreshAll (Object[] pcs)</text:p>
          </table:table-cell>
          <table:table-cell table:style-name="Table1.B2" office:value-type="string">
            <text:p text:style-name="P4">void refreshAll (Object... pcs)</text:p>
          </table:table-cell>
        </table:table-row>
        <table:table-row table:style-name="Table1.1">
          <table:table-cell table:style-name="Table1.A2" office:value-type="string">
            <text:p text:style-name="P4">Extent getExtent (Class persistenceCapableClass, boolean subclasses)</text:p>
          </table:table-cell>
          <table:table-cell table:style-name="Table1.B2" office:value-type="string">
            <text:p text:style-name="P4">&lt;T&gt; Extent&lt;T&gt; getExtent (Class&lt;T&gt; persistenceCapableClass, boolean subclasses)</text:p>
          </table:table-cell>
        </table:table-row>
        <table:table-row table:style-name="Table1.1">
          <table:table-cell table:style-name="Table1.A2" office:value-type="string">
            <text:p text:style-name="P4">Extent getExtent (Class persistenceCapableClass)</text:p>
          </table:table-cell>
          <table:table-cell table:style-name="Table1.B2" office:value-type="string">
            <text:p text:style-name="P4">&lt;T&gt; Extent&lt;T&gt; getExtent (Class&lt;T&gt; persistenceCapableClass)</text:p>
          </table:table-cell>
        </table:table-row>
        <table:table-row table:style-name="Table1.1">
          <table:table-cell table:style-name="Table1.A2" office:value-type="string">
            <text:p text:style-name="P4">void makeTransientAll (Object[] pcs)</text:p>
          </table:table-cell>
          <table:table-cell table:style-name="Table1.B2" office:value-type="string">
            <text:p text:style-name="P4">void makeTransientAll (Object... pcs)</text:p>
          </table:table-cell>
        </table:table-row>
        <table:table-row table:style-name="Table1.1">
          <table:table-cell table:style-name="Table1.A2" office:value-type="string">
            <text:p text:style-name="P4">void makeTransientAll (Object[] pcs, boolean useFetchPlan)</text:p>
          </table:table-cell>
          <table:table-cell table:style-name="Table1.B2" office:value-type="string">
            <text:p text:style-name="P4">void makeTransientAll (boolean useFetchPlan, Object... pcs)</text:p>
          </table:table-cell>
        </table:table-row>
        <table:table-row table:style-name="Table1.1">
          <table:table-cell table:style-name="Table1.A2" office:value-type="string">
            <text:p text:style-name="P4">void makeTransactionalAll (Object[] pcs)</text:p>
          </table:table-cell>
          <table:table-cell table:style-name="Table1.B2" office:value-type="string">
            <text:p text:style-name="P4">void makeTransactionalAll (Object... pcs)</text:p>
          </table:table-cell>
        </table:table-row>
        <table:table-row table:style-name="Table1.1">
          <table:table-cell table:style-name="Table1.A2" office:value-type="string">
            <text:p text:style-name="P4">void makeNontransactionalAll (Object[] pcs)</text:p>
          </table:table-cell>
          <table:table-cell table:style-name="Table1.B2" office:value-type="string">
            <text:p text:style-name="P4">void makeNontransactionalAll (Object... pcs)</text:p>
          </table:table-cell>
        </table:table-row>
        <table:table-row table:style-name="Table1.1">
          <table:table-cell table:style-name="Table1.A2" office:value-type="string">
            <text:p text:style-name="P4">void retrieveAll (Object[] pcs)</text:p>
          </table:table-cell>
          <table:table-cell table:style-name="Table1.B2" office:value-type="string">
            <text:p text:style-name="P4">void retrieveAll (Object... pcs)</text:p>
          </table:table-cell>
        </table:table-row>
        <table:table-row table:style-name="Table1.1">
          <table:table-cell table:style-name="Table1.A2" office:value-type="string">
            <text:p text:style-name="P4">void retrieveAll (Object[] pcs, boolean useFetchPlan)</text:p>
          </table:table-cell>
          <table:table-cell table:style-name="Table1.B2" office:value-type="string">
            <text:p text:style-name="P4">void retrieveAll (boolean useFetchPlan, Object... pcs)</text:p>
          </table:table-cell>
        </table:table-row>
      </table:table>
      <text:p text:style-name="P1"> </text:p>
      <text:p text:style-name="P5"/>
      <text:p text:style-name="P5">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5"><text:soft-page-break/>Provide in a new chapter a set of annotations that map directly to xml elements as an alternative to using xml metadata. Describe how jdo implementations can use either JDO annotations or JPA annotations to provide metadata.</text:p>
      <text:p text:style-name="P5">Provide interfaces that extend both JDO and JPA in order to make it easier to migrate applications from JDO to JPA.</text:p>
      <text:list xml:id="list1084686787" text:continue-numbering="true" text:style-name="Appendix_20_Numbering">
        <text:list-item>
          <text:list>
            <text:list-item>
              <text:h text:style-name="Appendix_20_Heading_20_2" text:outline-level="2">Changes since 2.2</text:h>
            </text:list-item>
          </text:list>
        </text:list-item>
      </text:list>
      <text:p text:style-name="P5">Added “extensions” property to annotation @Order.</text:p>
      <text:p text:style-name="P5">Allow applications to specify that a single object identity names the exact class.</text:p>
      <text:p text:style-name="P5">Added an Enhancer API to allow applications to dynamically enhance classes.</text:p>
      <text:p text:style-name="P5">Added a Metadata API to allow applications to query and create metadata for classes.</text:p>
      <text:p text:style-name="P5">Modified the behavior of getObjectById to allow the application to specify the exact class of an instance, thereby avoiding a database access to instantiate a persistent instance with a specific identity.</text:p>
      <text:p text:style-name="P5">Added a datastore timeout that will cancel datastore operations that exceed a user-specified time limit.</text:p>
      <text:p text:style-name="P5">Added a query cancel that allows applications to cancel currently-executing queries.</text:p>
      <text:list xml:id="list1737648711" text:continue-numbering="true" text:style-name="Appendix_20_Numbering">
        <text:list-item>
          <text:list>
            <text:list-item>
              <text:h text:style-name="Appendix_20_Heading_20_2" text:outline-level="2"><text:span text:style-name="T6">Changes</text:span> for 3.1</text:h>
            </text:list-item>
          </text:list>
        </text:list-item>
      </text:list>
      <text:p text:style-name="P6">[JDO-667] - In Ch 11 added new section 11.11 about new PMF method returning all managed classes</text:p>
      <text:p text:style-name="P6">[JDO-678] - In Ch 12 added new section 12.19 about PersistenceManager property management</text:p>
      <text:p text:style-name="P6">[JDO-721] - In Ch 14.3 added support for an optional null position specification in the ordering specification of JDOQL</text:p>
      <text:p text:style-name="P6">[JDO-633] - In Ch 14.6.1 added support for method List.get(int) to JDOQL </text:p>
      <text:p text:style-name="P6">[JDO-650] - In Ch 14.6.2 and 14.6.9 added support for if-expressions and if-else-expressions in JDOQL</text:p>
      <text:p text:style-name="P6">[JDO-658] - In Ch 14.6.2 added more String-, Enum-, Date- and JDOHelper-methods in JDOQL</text:p>
      <text:p text:style-name="P6">[JDO-719] - In Ch 14.6.2 support for method Date.getDate instead of Date.getDay in JDOQL</text:p>
      <text:p text:style-name="P6">[JDO-643] - In Ch 14.6.9 changed JDOQL AVG result type to Double </text:p>
      <text:p text:style-name="P6">[JDO-728] - In Ch 15 added extension element for index-, foreign-key-, unique-, and primary-key-metadata</text:p>
      <text:p text:style-name="P6">[JDO-702] - In Ch 15.4 added support for inheritance of embedded objects</text:p>
      <text:p text:style-name="P6">[JDO-674] - In Ch 15.6 added new inheritance strategy complete-table</text:p>
      <text:p text:style-name="P6">[JDO-660] - In Ch 18.4 added position attribute to column metadata</text:p>
      <text:p text:style-name="P6">[JDO-662] - In Ch 18.17 added attributes allocation-size and initial-value to sequence metadata </text:p>
      <text:list xml:id="list279785562" text:continue-numbering="true" text:style-name="Appendix_20_Numbering">
        <text:list-item>
          <text:list>
            <text:list-item>
              <text:h text:style-name="P11" text:outline-level="2"><text:span text:style-name="T6">Changes</text:span> for 3.2</text:h>
            </text:list-item>
          </text:list>
        </text:list-item>
      </text:list>
      <text:p text:style-name="P6">[JDO-759] - In Ch 1.6 added definition of terminology “Hint”</text:p>
      <text:p text:style-name="P6">[JDO-709] - In Ch 6.3, 14.6, 18 and 19 added support for field and property converters</text:p>
      <text:p text:style-name="P6"><text:soft-page-break/>[JDO-749] - In Ch 6, 14.3, 14.6 and 14.10 added support for java.time types as type of a persistent field or property</text:p>
      <text:p text:style-name="P6">[JDO-751] - In Ch 6 and 14.6.2 added support for java.lang.Optional <text:s/></text:p>
      <text:p text:style-name="P6">[JDO-689] - In Ch 11.1 renamed property <text:bookmark text:name="summary-val"/>javax.jdo.spi.PropertiesResourceName to <text:bookmark text:name="summary-val1"/>javax.jdo.spi.ResourceName</text:p>
      <text:p text:style-name="P6">[JDO-690] - In Ch 11.1 renamed property javax.jdo.Name to javax.jdo.option.Name</text:p>
      <text:p text:style-name="P6">[JDO-764] - In Ch 11.1 added a note about the usage of the property ConnectionDriverName</text:p>
      <text:p text:style-name="P6">[JDO-743] - In Ch 11.4 change reference “java.sun.com”-URLs to “xmlns.jcp.org”</text:p>
      <text:p text:style-name="P6">[JDO-745] - In Ch 11.6 and 14.6.2 added support for bitwise operations to JDOQL</text:p>
      <text:p text:style-name="P6">[JDO-687] - In Ch 11.8 and 12.5 removed deprecated methods from DataStoreCache and <text:s/>PersistenceManager</text:p>
      <text:p text:style-name="P6">[JDO-735] - In Ch 12.6 and 14.6 added try-with-resources support to interfaces PersistenceManager and Query (extends AutoCloseable)</text:p>
      <text:p text:style-name="P6">[JDO-760] - In Ch 14.3 and 14.11 replaced the usage of Collection with List with respect to query results</text:p>
      <text:p text:style-name="P6">[JDO-734] - In Ch 14.6 added api to save query as a Named Query</text:p>
      <text:p text:style-name="P6">[JDO-737] - In Ch 14.6 added new methods to bind query components returning the query instance to make the query api fluent</text:p>
      <text:p text:style-name="P6">[JDO-736] - In Ch 14.6.1 added new execute and setParameter methods making use of generics to avoid casting execute results</text:p>
      <text:p text:style-name="P6">[JDO-701] - In Ch 14.6.2 added support for further Math methods</text:p>
      <text:p text:style-name="P6">[JDO-746] - In Ch 14.6.2 added support for wildcard matching (String method matches) to JDOQL</text:p>
      <text:p text:style-name="P6">[JDO-758] - In Ch 14.6.2 clarified the result of a subquery in JDOQL</text:p>
      <text:p text:style-name="P6">[JDO-652] - In Ch 14 added a new section 10 specifying support for typesafe queries</text:p>
      <text:list xml:id="list762252589" text:continue-numbering="true" text:style-name="Appendix_20_Numbering">
        <text:list-item>
          <text:list>
            <text:list-item>
              <text:h text:style-name="P11" text:outline-level="2"><text:change-start text:change-id="ct105553169666944"/><text:span text:style-name="T6">Changes</text:span> for 3.2.1<text:change-end text:change-id="ct105553169666944"/><text:change-start text:change-id="ct105553169715520"/></text:h>
            </text:list-item>
          </text:list>
        </text:list-item>
      </text:list>
      <text:p text:style-name="P6">[JDO-806] - In Ch 11, 18 <text:change-end text:change-id="ct105553169715520"/><text:change-start text:change-id="ct105553169716672"/>use apache URL for schemaLocation of JDO XSDs and DTDs<text:change-end text:change-id="ct1055531697166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left="0.953cm" fo:margin-right="0cm" fo:margin-top="0.423cm" fo:margin-bottom="0.212cm" style:line-height-at-least="0.564cm" fo:orphans="0" fo:widows="0" fo:text-indent="-0.953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left="1.905cm" fo:margin-right="0cm" fo:margin-top="0.318cm" fo:margin-bottom="0.212cm" style:line-height-at-least="0.494cm" fo:orphans="0" fo:widows="0" fo:text-indent="-1.905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creation-date>2012-06-24T14:07:59.22</meta:creation-date>
    <meta:editing-duration>PT3H12M41S</meta:editing-duration>
    <meta:generator>OpenOffice/4.1.10$Unix OpenOffice.org_project/4110m2$Build-9807</meta:generator>
    <dc:title>JDO_Chapter</dc:title>
    <dc:date>2022-04-15T21:22:53</dc:date>
    <dc:creator>Michael Bouschen</dc:creator>
    <meta:document-statistic meta:table-count="1" meta:image-count="0" meta:object-count="0" meta:page-count="21" meta:paragraph-count="519" meta:word-count="6969" meta:character-count="498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